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106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3.087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4.149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Repetitions</text:p>
          </table:table-cell>
          <table:table-cell office:value-type="string">
            <text:p>Data Count</text:p>
          </table:table-cell>
          <table:table-cell office:value-type="string">
            <text:p>xml.sax</text:p>
          </table:table-cell>
          <table:table-cell office:value-type="string">
            <text:p>xml.dom.minidom</text:p>
          </table:table-cell>
          <table:table-cell office:value-type="string">
            <text:p>ecoxipy.dom_output</text:p>
          </table:table-cell>
          <table:table-cell office:value-type="string">
            <text:p>ecoxipy_element_output</text:p>
          </table:table-cell>
          <table:table-cell office:value-type="string">
            <text:p>ecoxipy_string_output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247638940811">
            <text:p>0,2476389408</text:p>
          </table:table-cell>
          <table:table-cell office:value-type="float" office:value="0.266804933548">
            <text:p>0,2668049335</text:p>
          </table:table-cell>
          <table:table-cell office:value-type="float" office:value="0.375411987305">
            <text:p>0,3754119873</text:p>
          </table:table-cell>
          <table:table-cell office:value-type="float" office:value="0.420542001724">
            <text:p>0,4205420017</text:p>
          </table:table-cell>
          <table:table-cell office:value-type="float" office:value="0.218407154083">
            <text:p>0,218407154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.803200006485">
            <text:p>0,8032000065</text:p>
          </table:table-cell>
          <table:table-cell office:value-type="float" office:value="0.961946964264">
            <text:p>0,9619469643</text:p>
          </table:table-cell>
          <table:table-cell office:value-type="float" office:value="1.25181603432">
            <text:p>1,2518160343</text:p>
          </table:table-cell>
          <table:table-cell office:value-type="float" office:value="1.41299700737">
            <text:p>1,4129970074</text:p>
          </table:table-cell>
          <table:table-cell office:value-type="float" office:value="0.769124031067">
            <text:p>0,769124031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1.72939610481">
            <text:p>1,7293961048</text:p>
          </table:table-cell>
          <table:table-cell office:value-type="float" office:value="1.96092700958">
            <text:p>1,9609270096</text:p>
          </table:table-cell>
          <table:table-cell office:value-type="float" office:value="2.71519994736">
            <text:p>2,7151999474</text:p>
          </table:table-cell>
          <table:table-cell office:value-type="float" office:value="3.00594997406">
            <text:p>3,0059499741</text:p>
          </table:table-cell>
          <table:table-cell office:value-type="float" office:value="1.66086697578">
            <text:p>1,660866975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.04819488525">
            <text:p>3,0481948853</text:p>
          </table:table-cell>
          <table:table-cell office:value-type="float" office:value="3.4030649662">
            <text:p>3,4030649662</text:p>
          </table:table-cell>
          <table:table-cell office:value-type="float" office:value="4.74307703972">
            <text:p>4,7430770397</text:p>
          </table:table-cell>
          <table:table-cell office:value-type="float" office:value="5.25350189209">
            <text:p>5,2535018921</text:p>
          </table:table-cell>
          <table:table-cell office:value-type="float" office:value="2.92496705055">
            <text:p>2,9249670506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>
            <draw:frame table:end-cell-address="Tabelle1.G39" table:end-x="3.615cm" table:end-y="0.255cm" draw:z-index="0" draw:style-name="gr1" draw:text-style-name="P1" svg:width="20.134cm" svg:height="13.634cm" svg:x="0.843cm" svg:y="0.169cm">
              <draw:object draw:notify-on-update-of-ranges="Tabelle1.B1:Tabelle1.B1 Tabelle1.B2:Tabelle1.B5 Tabelle1.C1:Tabelle1.C1 Tabelle1.C2:Tabelle1.C5 Tabelle1.D1:Tabelle1.D1 Tabelle1.D2:Tabelle1.D5 Tabelle1.E1:Tabelle1.E1 Tabelle1.E2:Tabelle1.E5 Tabelle1.F1:Tabelle1.F1 Tabelle1.F2:Tabelle1.F5 Tabelle1.G1:Tabelle1.G1 Tabelle1.G2:Tabelle1.G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21.04.2013</text:date>, <text:time>20:18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1T20:18:50</dc:date>
    <dc:creator>Michael Pohl</dc:creator>
    <meta:document-statistic meta:table-count="1" meta:cell-count="35" meta:object-count="1"/>
    <meta:generator>OpenOffice.org/3.4$Unix OpenOffice.org_project/340m1$Build-959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35cm" svg:height="13.635cm" xlink:href=".." xlink:type="simple" chart:class="chart:line" chart:style-name="ch1">
        <chart:legend chart:legend-position="end" svg:x="14.953cm" svg:y="5.527cm" style:legend-expansion="high" chart:style-name="ch2"/>
        <chart:plot-area chart:style-name="ch3" table:cell-range-address="Tabelle1.B1:Tabelle1.G5" chart:data-source-has-labels="both" svg:x="0.852cm" svg:y="1.223cm" svg:width="13.297cm" svg:height="11.72cm">
          <chartooo:coordinate-region svg:x="1.301cm" svg:y="1.421cm" svg:width="12.649cm" svg:height="10.877cm"/>
          <chart:axis chart:dimension="x" chart:name="primary-x" chart:style-name="ch4" chartooo:axis-type="auto">
            <chartooo:date-scale/>
            <chart:categories table:cell-range-address="Tabelle1.B2:Tabelle1.B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2:Tabelle1.C5" chart:label-cell-address="Tabelle1.C1:Tabelle1.C1" chart:class="chart:line">
            <chart:data-point chart:repeated="4"/>
          </chart:series>
          <chart:series chart:style-name="ch7" chart:values-cell-range-address="Tabelle1.D2:Tabelle1.D5" chart:label-cell-address="Tabelle1.D1:Tabelle1.D1" chart:class="chart:line">
            <chart:data-point chart:repeated="4"/>
          </chart:series>
          <chart:series chart:style-name="ch8" chart:values-cell-range-address="Tabelle1.E2:Tabelle1.E5" chart:label-cell-address="Tabelle1.E1:Tabelle1.E1" chart:class="chart:line">
            <chart:data-point chart:repeated="4"/>
          </chart:series>
          <chart:series chart:style-name="ch9" chart:values-cell-range-address="Tabelle1.F2:Tabelle1.F5" chart:label-cell-address="Tabelle1.F1:Tabelle1.F1" chart:class="chart:line">
            <chart:data-point chart:repeated="4"/>
          </chart:series>
          <chart:series chart:style-name="ch10" chart:values-cell-range-address="Tabelle1.G2:Tabelle1.G5" chart:label-cell-address="Tabelle1.G1:Tabelle1.G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ml.sax</text:p>
                <draw:g>
                  <svg:desc>Tabelle1.C1:Tabelle1.C1</svg:desc>
                </draw:g>
              </table:table-cell>
              <table:table-cell office:value-type="string">
                <text:p>xml.dom.minidom</text:p>
                <draw:g>
                  <svg:desc>Tabelle1.D1:Tabelle1.D1</svg:desc>
                </draw:g>
              </table:table-cell>
              <table:table-cell office:value-type="string">
                <text:p>ecoxipy.dom_output</text:p>
                <draw:g>
                  <svg:desc>Tabelle1.E1:Tabelle1.E1</svg:desc>
                </draw:g>
              </table:table-cell>
              <table:table-cell office:value-type="string">
                <text:p>ecoxipy_element_output</text:p>
                <draw:g>
                  <svg:desc>Tabelle1.F1:Tabelle1.F1</svg:desc>
                </draw:g>
              </table:table-cell>
              <table:table-cell office:value-type="string">
                <text:p>ecoxipy_string_output</text:p>
                <draw:g>
                  <svg:desc>Tabelle1.G1:Tabelle1.G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Tabelle1.B2:Tabelle1.B5</svg:desc>
                </draw:g>
              </table:table-cell>
              <table:table-cell office:value-type="float" office:value="0.247638940811">
                <text:p>0.247638940811</text:p>
                <draw:g>
                  <svg:desc>Tabelle1.C2:Tabelle1.C5</svg:desc>
                </draw:g>
              </table:table-cell>
              <table:table-cell office:value-type="float" office:value="0.266804933548">
                <text:p>0.266804933548</text:p>
                <draw:g>
                  <svg:desc>Tabelle1.D2:Tabelle1.D5</svg:desc>
                </draw:g>
              </table:table-cell>
              <table:table-cell office:value-type="float" office:value="0.375411987305">
                <text:p>0.375411987305</text:p>
                <draw:g>
                  <svg:desc>Tabelle1.E2:Tabelle1.E5</svg:desc>
                </draw:g>
              </table:table-cell>
              <table:table-cell office:value-type="float" office:value="0.420542001724">
                <text:p>0.420542001724</text:p>
                <draw:g>
                  <svg:desc>Tabelle1.F2:Tabelle1.F5</svg:desc>
                </draw:g>
              </table:table-cell>
              <table:table-cell office:value-type="float" office:value="0.218407154083">
                <text:p>0.218407154083</text:p>
                <draw:g>
                  <svg:desc>Tabelle1.G2:Tabelle1.G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03200006485">
                <text:p>0.803200006485</text:p>
              </table:table-cell>
              <table:table-cell office:value-type="float" office:value="0.961946964264">
                <text:p>0.961946964264</text:p>
              </table:table-cell>
              <table:table-cell office:value-type="float" office:value="1.25181603432">
                <text:p>1.25181603432</text:p>
              </table:table-cell>
              <table:table-cell office:value-type="float" office:value="1.41299700737">
                <text:p>1.41299700737</text:p>
              </table:table-cell>
              <table:table-cell office:value-type="float" office:value="0.769124031067">
                <text:p>0.76912403106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72939610481">
                <text:p>1.72939610481</text:p>
              </table:table-cell>
              <table:table-cell office:value-type="float" office:value="1.96092700958">
                <text:p>1.96092700958</text:p>
              </table:table-cell>
              <table:table-cell office:value-type="float" office:value="2.71519994736">
                <text:p>2.71519994736</text:p>
              </table:table-cell>
              <table:table-cell office:value-type="float" office:value="3.00594997406">
                <text:p>3.00594997406</text:p>
              </table:table-cell>
              <table:table-cell office:value-type="float" office:value="1.66086697578">
                <text:p>1.660866975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04819488525">
                <text:p>3.04819488525</text:p>
              </table:table-cell>
              <table:table-cell office:value-type="float" office:value="3.4030649662">
                <text:p>3.4030649662</text:p>
              </table:table-cell>
              <table:table-cell office:value-type="float" office:value="4.74307703972">
                <text:p>4.74307703972</text:p>
              </table:table-cell>
              <table:table-cell office:value-type="float" office:value="5.25350189209">
                <text:p>5.25350189209</text:p>
              </table:table-cell>
              <table:table-cell office:value-type="float" office:value="2.92496705055">
                <text:p>2.924967050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Unix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